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Calibri" fo:font-size="10pt" style:font-size-asian="10pt" style:font-size-complex="10pt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text-properties fo:color="#9966cc" style:font-name="Calibri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Calibri" fo:font-size="8pt" fo:font-weight="normal" style:font-size-asian="8pt" style:font-weight-asian="normal" style:font-size-complex="8pt" style:font-weight-complex="normal"/>
    </style:style>
    <style:style style:name="T3" style:family="text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0000ff" fo:font-weight="normal" style:font-weight-asian="normal" style:font-weight-complex="normal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ff0000" style:font-name="Calibri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0 SHPO-GIS-Database <text:span text:style-name="T7">[charttype:orgchart]</text:span><text:span text:style-name="T4">[orientation:horizontal]</text:span></text:p>
      <text:list xml:id="list37227252" text:style-name="L1">
        <text:list-item>
          <text:p text:style-name="P3"><text:span text:style-name="T1">Screen [name: </text:span><text:span text:style-name="T3">Terms of Use</text:span><text:span text:style-name="T1">] [order:B][access: (guest),(gov-guest),(gov-registrant),(help-desk),</text:span><text:span text:style-name="T3">(registrant),(er-reviewer),(er-approver),(er-manager),(nr-reviewer),(nr-approver),(nr-manager)</text:span><text:span text:style-name="T1">][process:][interface:user]</text:span></text:p>
          <text:list>
            <text:list-item>
              <text:p text:style-name="P4">Header [text: Banner Image]</text:p>
            </text:list-item>
            <text:list-item>
              <text:p text:style-name="P4">Title [text: Terms of Use]</text:p>
            </text:list-item>
            <text:list-item>
              <text:p text:style-name="P3"><text:span text:style-name="T1">Screen [name: </text:span><text:span text:style-name="T3">TULabels</text:span><text:span text:style-name="T1">][type:textblock][interface:user][access: (guest),(gov-guest),(gov-registrant),(help-desk),</text:span><text:span text:style-name="T3">(registrant),(er-reviewer),(er-approver),(er-manager),(nr-reviewer),(nr-approver),(nr-manager)</text:span><text:span text:style-name="T1">]</text:span></text:p>
              <text:list>
                <text:list-item>
                  <text:p text:style-name="P4">[definition:Login interface]</text:p>
                </text:list-item>
                <text:list-item>
                  <text:p text:style-name="P3"><text:span text:style-name="T1">Data-Controls [name:TUData-Controls][ table:</text:span><text:span text:style-name="T6">Screen_Labels</text:span><text:span text:style-name="T1">]</text:span></text:p>
                  <text:list>
                    <text:list-item>
                      <text:p text:style-name="P4">Label [text: Data Sharing, <text:span text:style-name="T5"><text:s/></text:span>]</text:p>
                      <text:list>
                        <text:list-item>
                          <text:p text:style-name="P5">Non-Functional-Requirement [name: Legal Approval]</text:p>
                        </text:list-item>
                      </text:list>
                    </text:list-item>
                    <text:list-item>
                      <text:p text:style-name="P4">Label [text: Hacking, <text:span text:style-name="T5"><text:s/></text:span>]</text:p>
                      <text:list>
                        <text:list-item>
                          <text:p text:style-name="P5">Non-Functional-Requirement [name: Legal Approval]</text:p>
                        </text:list-item>
                      </text:list>
                    </text:list-item>
                    <text:list-item>
                      <text:p text:style-name="P3"><text:span text:style-name="T1">Label [text: Account lockouts, </text:span><text:span text:style-name="T2"><text:s/></text:span><text:span text:style-name="T1">]</text:span></text:p>
                      <text:list>
                        <text:list-item>
                          <text:p text:style-name="P5">Non-Functional-Requirement [name: Legal Approval]</text:p>
                        </text:list-item>
                      </text:list>
                    </text:list-item>
                    <text:list-item>
                      <text:p text:style-name="P3"><text:span text:style-name="T1">Label [text: User access rights, </text:span><text:span text:style-name="T2"><text:s/></text:span><text:span text:style-name="T1">]</text:span></text:p>
                      <text:list>
                        <text:list-item>
                          <text:p text:style-name="P5">Non-Functional-Requirement [name: Legal Approval]</text:p>
                        </text:list-item>
                      </text:list>
                    </text:list-item>
                    <text:list-item>
                      <text:p text:style-name="P3"><text:span text:style-name="T1">Label [text: Account sharing, </text:span><text:span text:style-name="T2"><text:s/></text:span><text:span text:style-name="T1">]</text:span></text:p>
                      <text:list>
                        <text:list-item>
                          <text:p text:style-name="P5">Non-Functional-Requirement [name: Legal Approval]</text:p>
                        </text:list-item>
                      </text:list>
                    </text:list-item>
                    <text:list-item>
                      <text:p text:style-name="P3"><text:span text:style-name="T1">Label [text: Unused accounts </text:span><text:span text:style-name="T2"><text:s/></text:span><text:span text:style-name="T1">]</text:span></text:p>
                      <text:list>
                        <text:list-item>
                          <text:p text:style-name="P5">Non-Functional-Requirement [name: Legal Approval]</text:p>
                        </text:list-item>
                      </text:list>
                    </text:list-item>
                    <text:list-item>
                      <text:p text:style-name="P3"><text:span text:style-name="T1">Label [text: Incomplete applications, </text:span><text:span text:style-name="T2"><text:s/></text:span><text:span text:style-name="T1">]</text:span></text:p>
                      <text:list>
                        <text:list-item>
                          <text:p text:style-name="P5">Non-Functional-Requirement [name: Legal Approval]</text:p>
                        </text:list-item>
                      </text:list>
                    </text:list-item>
                    <text:list-item>
                      <text:p text:style-name="P3"><text:span text:style-name="T1">Label [text: Incomplete registrations, </text:span><text:span text:style-name="T2"><text:s/></text:span><text:span text:style-name="T1">]</text:span></text:p>
                      <text:list>
                        <text:list-item>
                          <text:p text:style-name="P5">Non-Functional-Requirement [name: Legal Approval]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Disclaimer [text:]</text:p>
            </text:list-item>
            <text:list-item>
              <text:p text:style-name="P4">Footer [text: footer]</text:p>
            </text:list-item>
          </text:list>
        </text:list-item>
      </text:list>
      <text:p text:style-name="P1"/>
      <text:p text:style-name="P1"/>
      <text:list xml:id="list37255966" text:continue-numbering="true" text:style-name="L1">
        <text:list-item>
          <text:list>
            <text:list-item>
              <text:list>
                <text:list-header>
                  <text:p text:style-name="P4"/>
                </text:list-header>
              </text:list>
              <text:p text:style-name="P4"/>
            </text:list-item>
          </text:list>
        </text:list-item>
      </text:list>
      <text:p text:style-name="P1"/>
      <text:p text:style-name="P1"/>
      <text:list xml:id="list37256503" text:continue-numbering="true" text:style-name="L1">
        <text:list-item>
          <text:list>
            <text:list-item>
              <text:list>
                <text:list-header>
                  <text:p text:style-name="P4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style:font-name="Calibri"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5DT10H21M16S</meta:editing-duration>
    <meta:editing-cycles>694</meta:editing-cycles>
    <meta:generator>OpenOffice.org/3.3$Win32 OpenOffice.org_project/330m20$Build-9567</meta:generator>
    <dc:date>2011-12-07T17:12:12.97</dc:date>
    <dc:creator>James Wilfong</dc:creator>
    <meta:document-statistic meta:table-count="0" meta:image-count="0" meta:object-count="0" meta:page-count="1" meta:paragraph-count="25" meta:word-count="129" meta:character-count="1525"/>
    <meta:user-defined meta:name="Info 1"/>
    <meta:user-defined meta:name="Info 2"/>
    <meta:user-defined meta:name="Info 3"/>
    <meta:user-defined meta:name="Info 4"/>
  </office:meta>
</office:document-meta>
</file>